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hurch_25_20service_25_20template_25_2011AU13-title">
      <style:graphic-properties fo:min-height="6.729cm"/>
    </style:style>
    <style:style style:name="pr2" style:family="presentation" style:parent-style-name="church_25_20service_25_20template_25_2011AU13-notes">
      <style:graphic-properties draw:fill-color="#ffffff" draw:auto-grow-height="true" fo:min-height="12.572cm"/>
    </style:style>
    <style:style style:name="P1" style:family="paragraph">
      <style:text-properties fo:color="#000000" style:font-name="Segoe UI Semibold"/>
    </style:style>
    <style:style style:name="P2" style:family="paragraph">
      <style:text-properties fo:color="#000000"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T1" style:family="text">
      <style:text-properties fo:color="#000000" style:font-name="Segoe UI Semibold" fo:font-size="28pt" style:font-size-asian="28pt" style:font-size-complex="28pt"/>
    </style:style>
    <style:style style:name="T2" style:family="text">
      <style:text-properties fo:color="#000000" style:font-name="Segoe UI Semibold" fo:font-size="24pt" style:font-size-asian="24pt" style:font-size-complex="24pt"/>
    </style:style>
    <style:style style:name="T3" style:family="text">
      <style:text-properties fo:color="#000000" style:font-name="Segoe UI Semibold" fo:font-size="10pt" style:font-size-asian="10pt" style:font-size-complex="10pt"/>
    </style:style>
    <style:style style:name="T4" style:family="text">
      <style:text-properties fo:color="#000000" style:font-name="Segoe UI Semibold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hurch_25_20service_25_20template_25_2011AU13" presentation:presentation-page-layout-name="AL1T19">
        <draw:frame presentation:style-name="pr1" draw:text-style-name="P2" draw:layer="layout" svg:width="25.199cm" svg:height="6.729cm" svg:x="1.217cm" svg:y="1.886cm" presentation:class="title" presentation:user-transformed="true">
          <draw:text-box>
            <text:p text:style-name="P1"><text:span text:style-name="T1">Welcome to Immanuel Lutheran Church!</text:span><text:span text:style-name="T2"><text:line-break/></text:span><text:span text:style-name="T3"> </text:span><text:span text:style-name="T2"><text:line-break/></text:span><text:span text:style-name="T2">Thank you for joining us for this special</text:span><text:span text:style-name="T2"><text:line-break/></text:span><text:span text:style-name="T2">blended worship service. </text:span><text:span text:style-name="T3"><text:line-break/></text:span><text:span text:style-name="T3"> <text:s text:c="2"/></text:span><text:span text:style-name="T2"><text:line-break/></text:span><text:span text:style-name="T4">Our service is the printed order of worship</text:span><text:span text:style-name="T4"><text:line-break/></text:span><text:span text:style-name="T4">found in your bulletin and on the screen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hurch_25_20service_25_20template_25_2011AU13-background" style:display-name="church%20service%20template%2011AU13-background" style:family="presentation">
      <style:graphic-properties draw:stroke="none" draw:fill="bitmap" draw:fill-image-name="background" style:repeat="stretch"/>
      <style:text-properties style:letter-kerning="true"/>
    </style:style>
    <style:style style:name="church_25_20service_25_20template_25_2011AU13-backgroundobjects" style:display-name="church%20service%20template%2011AU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urch_25_20service_25_20template_25_2011AU13-notes" style:display-name="church%20service%20template%2011AU1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outline1" style:display-name="church%20service%20template%2011AU13-outline1" style:family="presentation">
      <style:graphic-properties draw:stroke="none" draw:fill="none" draw:auto-grow-height="false" draw:fit-to-size="shrink-to-fit">
        <text:list-style style:name="church_25_20service_25_20template_25_2011AU13-outline1" style:display-name="church%20service%20template%2011AU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outline2" style:display-name="church%20service%20template%2011AU13-outline2" style:family="presentation" style:parent-style-name="church_25_20service_25_20template_25_2011AU13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urch_25_20service_25_20template_25_2011AU13-outline3" style:display-name="church%20service%20template%2011AU13-outline3" style:family="presentation" style:parent-style-name="church_25_20service_25_20template_25_2011AU13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urch_25_20service_25_20template_25_2011AU13-outline4" style:display-name="church%20service%20template%2011AU13-outline4" style:family="presentation" style:parent-style-name="church_25_20service_25_20template_25_2011AU13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urch_25_20service_25_20template_25_2011AU13-outline5" style:display-name="church%20service%20template%2011AU13-outline5" style:family="presentation" style:parent-style-name="church_25_20service_25_20template_25_2011AU13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6" style:display-name="church%20service%20template%2011AU13-outline6" style:family="presentation" style:parent-style-name="church_25_20service_25_20template_25_2011AU13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7" style:display-name="church%20service%20template%2011AU13-outline7" style:family="presentation" style:parent-style-name="church_25_20service_25_20template_25_2011AU13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8" style:display-name="church%20service%20template%2011AU13-outline8" style:family="presentation" style:parent-style-name="church_25_20service_25_20template_25_2011AU13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9" style:display-name="church%20service%20template%2011AU13-outline9" style:family="presentation" style:parent-style-name="church_25_20service_25_20template_25_2011AU13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subtitle" style:display-name="church%20service%20template%2011AU13-subtitle" style:family="presentation">
      <style:graphic-properties draw:stroke="none" draw:fill="none" draw:textarea-vertical-align="middle">
        <text:list-style style:name="church_25_20service_25_20template_25_2011AU13-subtitle" style:display-name="church%20service%20template%2011AU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title" style:display-name="church%20service%20template%2011AU13-title" style:family="presentation">
      <style:graphic-properties draw:stroke="none" draw:fill="none" draw:textarea-vertical-align="middle">
        <text:list-style style:name="church_25_20service_25_20template_25_2011AU13-title" style:display-name="church%20service%20template%2011AU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hurch_25_20service_25_20template_25_2011AU13-backgroundobjects">
      <style:graphic-properties draw:stroke="none" draw:fill="none" draw:fill-color="#ffffff" draw:auto-grow-height="false" fo:min-height="1.449cm"/>
    </style:style>
    <style:style style:name="Mpr2" style:family="presentation" style:parent-style-name="church_25_20service_25_20template_25_2011AU13-backgroundobjects">
      <style:graphic-properties draw:stroke="none" draw:fill="none" draw:fill-color="#ffffff" draw:auto-grow-height="false" fo:min-height="1.397cm"/>
    </style:style>
    <style:style style:name="Mpr3" style:family="presentation" style:parent-style-name="church_25_20service_25_20template_25_2011AU1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church_25_20service_25_20template_25_2011AU13" style:display-name="church%20service%20template%2011AU13" style:page-layout-name="PM1" draw:style-name="Mdp1">
      <draw:frame presentation:style-name="church_25_20service_25_20template_25_2011AU13-title" draw:layer="backgroundobjects" svg:width="25.199cm" svg:height="2.63cm" svg:x="1.4cm" svg:y="0.627cm" presentation:class="title" presentation:placeholder="true">
        <draw:text-box/>
      </draw:frame>
      <draw:frame presentation:style-name="church_25_20service_25_20template_25_2011AU13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hurch_25_20service_25_20template_25_2011AU13-title" draw:layer="backgroundobjects" svg:width="13.968cm" svg:height="10.476cm" svg:x="3.81cm" svg:y="2.123cm" presentation:class="page"/>
        <draw:frame presentation:style-name="church_25_20service_25_20template_25_2011AU1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6T19:21:44.03</meta:creation-date>
    <meta:editing-duration>PT1H15M14S</meta:editing-duration>
    <meta:editing-cycles>17</meta:editing-cycles>
    <dc:title>church service template 11AU13</dc:title>
    <meta:generator>LibreOffice/5.3.3.2$Windows_X86_64 LibreOffice_project/3d9a8b4b4e538a85e0782bd6c2d430bafe583448</meta:generator>
    <dc:date>2017-06-15T10:25:05.312000000</dc:date>
    <meta:document-statistic meta:object-count="24"/>
    <meta:template xlink:type="simple" xlink:actuate="onRequest" xlink:title="church service template 11AU13" xlink:href="../../../AppData/Roaming/LibreOffice/4/user/template/Presentation%20Backgrounds/church%20service%20template%2011AU13.otp" meta:date="2013-11-06T19:21:43.840000000"/>
  </office:meta>
</office:document-meta>
</file>